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CC00001FF800002C19B9D5C6C1.svm" manifest:media-type=""/>
  <manifest:file-entry manifest:full-path="Pictures/20000D4500006E3E000052F86BF85899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gr10" style:family="graphic" style:parent-style-name="objectwithoutfill">
      <style:graphic-properties svg:stroke-width="0.08cm" svg:stroke-color="#ff950e" draw:marker-start="Rounded_20_short_20_Arrow" draw:marker-start-width="0.43cm" draw:marker-end="Rounded_20_short_20_Arrow" draw:marker-end-width="0.43cm" draw:fill="none" draw:textarea-horizontal-align="center" draw:textarea-vertical-align="middle" fo:padding-top="0.165cm" fo:padding-bottom="0.165cm" fo:padding-left="0.29cm" fo:padding-right="0.29cm" draw:shadow="visible" draw:shadow-offset-x="0.05cm" draw:shadow-offset-y="0.05cm" draw:shadow-color="#333333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text-shadow="none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6pt" fo:text-shadow="none" style:text-underline-style="none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>
      <style:paragraph-properties fo:text-align="center"/>
      <style:text-properties fo:color="#ffffff" fo:font-family="'DejaVu Sans Condensed'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ffffff" fo:font-family="'DejaVu Sans Condensed'" style:font-family-generic="swiss" style:font-pitch="variable" fo:font-size="16pt" fo:text-shadow="none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ffffff" fo:font-family="'DejaVu Sans Condensed'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ffffff" fo:font-family="'DejaVu Sans Condensed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8.5cm" svg:x="2.55cm" svg:y="4.3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1" draw:layer="layout" svg:width="3.606cm" svg:height="2.68cm" svg:x="7.468cm" svg:y="7.5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10.796cm" svg:y="9.50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10.825cm" svg:y="9.81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10.587cm" svg:y="10.06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10.292cm" svg:y="10.18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9.98cm" svg:y="10.20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9.681cm" svg:y="10.186cm" svg:viewBox="0 0 230 147" svg:d="m220 91c-28-3-53-7-76-11-35 25-71 48-106 67l-19-33-19-34c38-21 76-45 113-72l3-3c5-5 13-5 20-5 2 0 4 0 7 1 25 5 55 9 87 13l-5 38zm-86-53c5 1 10 2 15 3 5-3 9-7 14-10l-22-31z">
            <text:p/>
          </draw:path>
          <draw:path draw:style-name="gr3" draw:text-style-name="P1" draw:layer="layout" svg:width="0.242cm" svg:height="0.143cm" svg:x="9.403cm" svg:y="10.3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9.095cm" svg:y="10.35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8.817cm" svg:y="10.20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8.578cm" svg:y="10.15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8.274cm" svg:y="10.25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7.967cm" svg:y="10.17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7.733cm" svg:y="9.97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7.656cm" svg:y="9.69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7.496cm" svg:y="9.4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7.337cm" svg:y="9.19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7.3cm" svg:y="8.89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7.322cm" svg:y="8.59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7.482cm" svg:y="8.38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7.707cm" svg:y="8.1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7.715cm" svg:y="7.86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7.896cm" svg:y="7.70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8.198cm" svg:y="7.68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8.501cm" svg:y="7.711cm" svg:viewBox="0 0 253 187" svg:d="m21 0c76 21 150 55 216 102l-19 26 35 12c-1 2-1 4-2 5-1 3-2 5-3 8-23 69-8 10-14 14s-13 5-20 5-13-2-19-5c-1-1-2-1-3-2-59-42-124-71-192-90l10-38zm182 170 4-5-2-1-36-12c-1 2-2 4-2 6z">
            <text:p/>
          </draw:path>
          <draw:path draw:style-name="gr3" draw:text-style-name="P1" draw:layer="layout" svg:width="0.202cm" svg:height="0.224cm" svg:x="8.714cm" svg:y="7.55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8.938cm" svg:y="7.43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9.252cm" svg:y="7.42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9.538cm" svg:y="7.48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9.77cm" svg:y="7.68cm" svg:viewBox="0 0 171 247" svg:d="m59 0c46 56 85 121 112 195l-18 6 18 32c-6 3-11 6-17 9s-12 5-19 5-13-2-19-5-11-8-15-14c-1-2-1-4-2-6-25-66-59-123-99-173l29-24zm46 233 18-7-1-2-18-34c-6 3-12 6-18 10z">
            <text:p/>
          </draw:path>
          <draw:path draw:style-name="gr3" draw:text-style-name="P1" draw:layer="layout" svg:width="0.241cm" svg:height="0.115cm" svg:x="9.98cm" svg:y="7.76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10.295cm" svg:y="7.76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10.585cm" svg:y="7.84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10.833cm" svg:y="8.01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10.875cm" svg:y="8.30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10.886cm" svg:y="8.53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11.071cm" svg:y="8.78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11.083cm" svg:y="9.1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10.861cm" svg:y="9.353cm" svg:viewBox="0 0 235 186" svg:d="m235 54c-26 26-56 51-90 73s-73 42-117 59l-14-36-14-36c38-15 73-32 103-52 29-19 54-39 76-62l28 27z">
            <text:p/>
          </draw:path>
        </draw:g>
        <draw:frame draw:style-name="gr4" draw:text-style-name="P1" draw:layer="layout" svg:width="2.65cm" svg:height="2cm" svg:x="3.025cm" svg:y="2.0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1.81cm" svg:height="2.5cm" svg:x="13.175cm" svg:y="1.55cm">
          <draw:image xlink:href="Pictures/200000CC00001FF800002C19B9D5C6C1.svm" xlink:type="simple" xlink:show="embed" xlink:actuate="onLoad">
            <text:p/>
          </draw:image>
        </draw:frame>
        <draw:custom-shape draw:style-name="gr5" draw:text-style-name="P3" draw:layer="layout" svg:width="3.125cm" svg:height="0.875cm" svg:x="3.05cm" svg:y="5.175cm">
          <text:p text:style-name="P1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3.051cm" svg:y="6.176cm">
          <text:p text:style-name="P1"><text:span text:style-name="T3">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25cm" svg:height="8.5cm" svg:x="12.05cm" svg:y="4.3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125cm" svg:height="0.875cm" svg:x="12.55cm" svg:y="5.175cm">
          <text:p text:style-name="P1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10.7cm">
          <text:p text:style-name="P1"><text:span text:style-name="T2">s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1cm" svg:y="6.176cm">
          <text:p text:style-name="P1"><text:span text:style-name="T2">bi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2cm" svg:y="7.177cm">
          <text:p text:style-name="P1"><text:span text:style-name="T2">list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125cm" svg:height="0.875cm" svg:x="12.55cm" svg:y="9.175cm">
          <text:p text:style-name="P1"><text:span text:style-name="T2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12.55cm" svg:y="11.7cm">
          <text:p text:style-name="P1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125cm" svg:height="0.875cm" svg:x="3.051cm" svg:y="10.701cm">
          <text:p text:style-name="P1"><text:span text:style-name="T4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25cm" svg:height="0.875cm" svg:x="3.051cm" svg:y="11.701cm">
          <text:p text:style-name="P1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3cm" svg:y1="7.675cm" svg:x2="12.425cm" svg:y2="9.55cm">
          <text:p/>
        </draw:line>
        <draw:line draw:style-name="gr8" draw:text-style-name="P1" draw:layer="layout" svg:x1="12.3cm" svg:y1="11.2cm" svg:x2="6.3cm" svg:y2="11.2cm">
          <text:p/>
        </draw:line>
        <draw:custom-shape draw:style-name="gr9" draw:text-style-name="P6" draw:layer="layout" svg:width="2.5cm" svg:height="0.625cm" svg:x="7.675cm" svg:y="8.95cm">
          <text:p text:style-name="P1"><text:span text:style-name="T5">requête</text:span></text:p>
          <draw:enhanced-geometry svg:viewBox="0 0 21600 21600" draw:mirror-horizontal="false" draw:mirror-vertical="false" draw:text-areas="800 800 20800 20800" draw:type="round-rectangular-callout" draw:modifiers="6727.86885245902 -20426.8370607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2.5cm" svg:height="0.625cm" svg:x="8.175cm" svg:y="11.575cm">
          <text:p text:style-name="P1"><text:span text:style-name="T5">réponse</text:span></text:p>
          <draw:enhanced-geometry svg:viewBox="0 0 21600 21600" draw:mirror-horizontal="false" draw:mirror-vertical="false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cm" svg:height="0.625cm" svg:x="15.5cm" svg:y="10.05cm">
          <text:p text:style-name="P1"><text:span text:style-name="T5">traitement</text:span></text:p>
          <draw:enhanced-geometry svg:viewBox="0 0 21600 21600" draw:mirror-horizontal="false" draw:mirror-vertical="false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125cm" svg:height="0.875cm" svg:x="3.052cm" svg:y="7.177cm">
          <text:p text:style-name="P1"><text:span text:style-name="T3">send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125cm" svg:height="0.875cm" svg:x="12.55cm" svg:y="8.175cm">
          <text:p text:style-name="P1"><text:span text:style-name="T3">acce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6.301cm" svg:y1="6.576cm" svg:x2="12.426cm" svg:y2="8.451cm">
          <text:p/>
        </draw:line>
        <draw:custom-shape draw:style-name="gr9" draw:text-style-name="P6" draw:layer="layout" svg:width="3cm" svg:height="0.625cm" svg:x="8.05cm" svg:y="6.175cm">
          <text:p text:style-name="P1"><text:span text:style-name="T5">connexion</text:span></text:p>
          <draw:enhanced-geometry svg:viewBox="0 0 21600 21600" draw:mirror-horizontal="false" draw:mirror-vertical="false" draw:text-areas="800 800 20800 20800" draw:type="round-rectangular-callout" draw:modifiers="4851.18293902033 38610.862619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2.875cm" svg:height="1.25cm" svg:x="5.895cm" svg:y="2.55cm">
          <text:p text:style-name="P7"><text:span text:style-name="T6">Client ou </text:span><text:span text:style-name="T7">talker</text:span></text:p>
          <draw:enhanced-geometry svg:viewBox="0 0 21600 21600" draw:text-areas="800 800 20800 20800" draw:type="round-rectangular-callout" draw:modifiers="-3229.48539638387 4057.55395683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3.375cm" svg:height="1.5cm" svg:x="9.395cm" svg:y="1.6cm">
          <text:p text:style-name="P7"><text:span text:style-name="T6">Serveur <text:s/>ou </text:span><text:span text:style-name="T7">listener</text:span></text:p>
          <draw:enhanced-geometry svg:viewBox="0 0 21600 21600" draw:text-areas="800 800 20800 20800" draw:type="round-rectangular-callout" draw:modifiers="24850.2369668246 15340.1732178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2-15T11:01:45</dc:date>
    <meta:editing-duration>PT9H56M35S</meta:editing-duration>
    <meta:editing-cycles>41</meta:editing-cycles>
    <meta:generator>LibreOffice/3.5$Linux_X86_64 LibreOffice_project/350m1$Build-2</meta:generator>
    <meta:document-statistic meta:object-count="65"/>
  </office:meta>
</office:document-meta>
</file>